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_Student_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_Student_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_Student_H" style:display-name="PageStyle_Hate_Crimes_On_campus_Student_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